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empos_respost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Tempo de Resposta</text:p>
          </table:table-cell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Tempo de Resposta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6890335083008" calcext:value-type="float">
            <text:p>0,046689033508300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20538902282715" calcext:value-type="float">
            <text:p>0,092053890228271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226234436035" calcext:value-type="float">
            <text:p>0,045122623443603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116096496582" calcext:value-type="float">
            <text:p>0,08911609649658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8612442016602" calcext:value-type="float">
            <text:p>0,045861244201660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31072235107422" calcext:value-type="float">
            <text:p>0,093107223510742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7851886749268" calcext:value-type="float">
            <text:p>0,045785188674926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84375" calcext:value-type="float">
            <text:p>0,0898437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9918975830078" calcext:value-type="float">
            <text:p>0,045991897583007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2720947265625" calcext:value-type="float">
            <text:p>0,088272094726562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668998718262" calcext:value-type="float">
            <text:p>0,045466899871826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3831253051758" calcext:value-type="float">
            <text:p>0,089383125305175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0943450927734" calcext:value-type="float">
            <text:p>0,047094345092773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2300605773926" calcext:value-type="float">
            <text:p>0,089230060577392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7885990142822" calcext:value-type="float">
            <text:p>0,044788599014282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2864208221436" calcext:value-type="float">
            <text:p>0,091286420822143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6797351837158" calcext:value-type="float">
            <text:p>0,046679735183715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929698944092" calcext:value-type="float">
            <text:p>0,089092969894409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0763702392578" calcext:value-type="float">
            <text:p>0,045076370239257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3918743133545" calcext:value-type="float">
            <text:p>0,090391874313354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014404296875" calcext:value-type="float">
            <text:p>0,044601440429687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191627502441" calcext:value-type="float">
            <text:p>0,088919162750244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2601184844971" calcext:value-type="float">
            <text:p>0,046260118484497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7251110076904" calcext:value-type="float">
            <text:p>0,091725111007690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176166534424" calcext:value-type="float">
            <text:p>0,045117616653442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3517541885376" calcext:value-type="float">
            <text:p>0,09351754188537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9904670715332" calcext:value-type="float">
            <text:p>0,045990467071533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5129909515381" calcext:value-type="float">
            <text:p>0,090512990951538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0128059387207" calcext:value-type="float">
            <text:p>0,047012805938720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7140502929688" calcext:value-type="float">
            <text:p>0,089714050292968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7120666503906" calcext:value-type="float">
            <text:p>0,044712066650390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4888381958008" calcext:value-type="float">
            <text:p>0,091488838195800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6306209564209" calcext:value-type="float">
            <text:p>0,046630620956420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9899005889893" calcext:value-type="float">
            <text:p>0,089989900588989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84850692749" calcext:value-type="float">
            <text:p>0,04518485069274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4412269592285" calcext:value-type="float">
            <text:p>0,090441226959228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734428405762" calcext:value-type="float">
            <text:p>0,044673442840576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32362079620361" calcext:value-type="float">
            <text:p>0,093236207962036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513694763184" calcext:value-type="float">
            <text:p>0,045251369476318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990329742432" calcext:value-type="float">
            <text:p>0,088999032974243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562404632568" calcext:value-type="float">
            <text:p>0,045156240463256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067287445068" calcext:value-type="float">
            <text:p>0,089406728744506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3711280822754" calcext:value-type="float">
            <text:p>0,044371128082275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3879661560059" calcext:value-type="float">
            <text:p>0,088387966156005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975231170654" calcext:value-type="float">
            <text:p>0,044697523117065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222290039063" calcext:value-type="float">
            <text:p>0,088722229003906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255350112915" calcext:value-type="float">
            <text:p>0,04625535011291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155502319336" calcext:value-type="float">
            <text:p>0,089415550231933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9444522857666" calcext:value-type="float">
            <text:p>0,045944452285766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46671962738037" calcext:value-type="float">
            <text:p>0,094667196273803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585552215576" calcext:value-type="float">
            <text:p>0,045458555221557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8576507568359" calcext:value-type="float">
            <text:p>0,088857650756835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847812652588" calcext:value-type="float">
            <text:p>0,045484781265258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5451564788818" calcext:value-type="float">
            <text:p>0,087545156478881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5902347564697" calcext:value-type="float">
            <text:p>0,044590234756469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7771587371826" calcext:value-type="float">
            <text:p>0,090777158737182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7128753662109" calcext:value-type="float">
            <text:p>0,046712875366210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4580612182617" calcext:value-type="float">
            <text:p>0,088458061218261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2913513183594" calcext:value-type="float">
            <text:p>0,046291351318359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8538360595703" calcext:value-type="float">
            <text:p>0,088853836059570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498695373535" calcext:value-type="float">
            <text:p>0,045549869537353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4037017822266" calcext:value-type="float">
            <text:p>0,088403701782226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9965934753418" calcext:value-type="float">
            <text:p>0,046996593475341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904167175293" calcext:value-type="float">
            <text:p>0,088790416717529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429553985596" calcext:value-type="float">
            <text:p>0,045542955398559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2668495178223" calcext:value-type="float">
            <text:p>0,088266849517822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749034881592" calcext:value-type="float">
            <text:p>0,045574903488159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6514911651611" calcext:value-type="float">
            <text:p>0,087651491165161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457530975342" calcext:value-type="float">
            <text:p>0,044445753097534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548892974854" calcext:value-type="float">
            <text:p>0,089454889297485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6211566925049" calcext:value-type="float">
            <text:p>0,045621156692504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2035026550293" calcext:value-type="float">
            <text:p>0,087203502655029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010631561279" calcext:value-type="float">
            <text:p>0,045201063156127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59591293335" calcext:value-type="float">
            <text:p>0,08905959129333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512367248535" calcext:value-type="float">
            <text:p>0,044451236724853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5829925537109" calcext:value-type="float">
            <text:p>0,088582992553710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369647979736" calcext:value-type="float">
            <text:p>0,044636964797973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582302093506" calcext:value-type="float">
            <text:p>0,088758230209350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770191192627" calcext:value-type="float">
            <text:p>0,044677019119262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9159183502197" calcext:value-type="float">
            <text:p>0,090915918350219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3246364593506" calcext:value-type="float">
            <text:p>0,044324636459350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398719787598" calcext:value-type="float">
            <text:p>0,088739871978759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0081100463867" calcext:value-type="float">
            <text:p>0,046008110046386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43353176116943" calcext:value-type="float">
            <text:p>0,094335317611694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8811054229736" calcext:value-type="float">
            <text:p>0,044881105422973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4485244750977" calcext:value-type="float">
            <text:p>0,088448524475097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6323623657227" calcext:value-type="float">
            <text:p>0,045632362365722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0036354064941" calcext:value-type="float">
            <text:p>0,088003635406494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242923736572" calcext:value-type="float">
            <text:p>0,045124292373657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24825668334961" calcext:value-type="float">
            <text:p>0,092482566833496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39891815185547" calcext:value-type="float">
            <text:p>0,043989181518554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8009071350098" calcext:value-type="float">
            <text:p>0,088800907135009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912185668945" calcext:value-type="float">
            <text:p>0,045491218566894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7766609191895" calcext:value-type="float">
            <text:p>0,087776660919189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401638031006" calcext:value-type="float">
            <text:p>0,045240163803100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772342681885" calcext:value-type="float">
            <text:p>0,089077234268188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297760009766" calcext:value-type="float">
            <text:p>0,045129776000976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879631042481" calcext:value-type="float">
            <text:p>0,089087963104248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751419067383" calcext:value-type="float">
            <text:p>0,045575141906738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3448123931885" calcext:value-type="float">
            <text:p>0,088344812393188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8042621612549" calcext:value-type="float">
            <text:p>0,045804262161254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1988277435303" calcext:value-type="float">
            <text:p>0,089198827743530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5497245788574" calcext:value-type="float">
            <text:p>0,047549724578857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8724327087402" calcext:value-type="float">
            <text:p>0,088872432708740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2357063293457" calcext:value-type="float">
            <text:p>0,044235706329345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6453857421875" calcext:value-type="float">
            <text:p>0,089645385742187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0498332977295" calcext:value-type="float">
            <text:p>0,046049833297729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9767875671387" calcext:value-type="float">
            <text:p>0,089976787567138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494621276856" calcext:value-type="float">
            <text:p>0,045249462127685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992351531982" calcext:value-type="float">
            <text:p>0,089499235153198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9326038360596" calcext:value-type="float">
            <text:p>0,044932603836059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106559753418" calcext:value-type="float">
            <text:p>0,08910655975341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989917755127" calcext:value-type="float">
            <text:p>0,04698991775512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6472206115723" calcext:value-type="float">
            <text:p>0,090647220611572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0989475250244" calcext:value-type="float">
            <text:p>0,046098947525024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2931690216065" calcext:value-type="float">
            <text:p>0,090293169021606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99324798584" calcext:value-type="float">
            <text:p>0,04549932479858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9295806884766" calcext:value-type="float">
            <text:p>0,089929580688476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861785888672" calcext:value-type="float">
            <text:p>0,045286178588867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9515151977539" calcext:value-type="float">
            <text:p>0,089951515197753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6465225219727" calcext:value-type="float">
            <text:p>0,047646522521972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1927013397217" calcext:value-type="float">
            <text:p>0,088192701339721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453395843506" calcext:value-type="float">
            <text:p>0,045545339584350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970924377441" calcext:value-type="float">
            <text:p>0,088797092437744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9584465026856" calcext:value-type="float">
            <text:p>0,046958446502685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710353851318" calcext:value-type="float">
            <text:p>0,089071035385131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3074703216553" calcext:value-type="float">
            <text:p>0,044307470321655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9356861114502" calcext:value-type="float">
            <text:p>0,087935686111450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3161468505859" calcext:value-type="float">
            <text:p>0,046316146850585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0650749206543" calcext:value-type="float">
            <text:p>0,089065074920654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42892074585" calcext:value-type="float">
            <text:p>0,04444289207458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463424682617" calcext:value-type="float">
            <text:p>0,088946342468261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3693141937256" calcext:value-type="float">
            <text:p>0,046369314193725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9471302032471" calcext:value-type="float">
            <text:p>0,087947130203247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9767112731934" calcext:value-type="float">
            <text:p>0,044976711273193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2937908172607" calcext:value-type="float">
            <text:p>0,088293790817260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9408760070801" calcext:value-type="float">
            <text:p>0,045940876007080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6450748443604" calcext:value-type="float">
            <text:p>0,090645074844360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1485385894775" calcext:value-type="float">
            <text:p>0,046148538589477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3885364532471" calcext:value-type="float">
            <text:p>0,090388536453247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8405017852783" calcext:value-type="float">
            <text:p>0,045840501785278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3100242614746" calcext:value-type="float">
            <text:p>0,091310024261474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6492900848389" calcext:value-type="float">
            <text:p>0,045649290084838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7176265716553" calcext:value-type="float">
            <text:p>0,089717626571655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3357696533203" calcext:value-type="float">
            <text:p>0,045335769653320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561845779419" calcext:value-type="float">
            <text:p>0,08756184577941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9315052032471" calcext:value-type="float">
            <text:p>0,046931505203247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901752471924" calcext:value-type="float">
            <text:p>0,089490175247192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952384948731" calcext:value-type="float">
            <text:p>0,045295238494873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2010459899902" calcext:value-type="float">
            <text:p>0,088201045989990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1834201812744" calcext:value-type="float">
            <text:p>0,045183420181274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6146297454834" calcext:value-type="float">
            <text:p>0,089614629745483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021224975586" calcext:value-type="float">
            <text:p>0,044402122497558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9431705474854" calcext:value-type="float">
            <text:p>0,089943170547485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602241516113" calcext:value-type="float">
            <text:p>0,045460224151611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1702899932861" calcext:value-type="float">
            <text:p>0,088170289993286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691181182861" calcext:value-type="float">
            <text:p>0,044469118118286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5429382324219" calcext:value-type="float">
            <text:p>0,088542938232421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9285507202148" calcext:value-type="float">
            <text:p>0,0449285507202148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050960540772" calcext:value-type="float">
            <text:p>0,088905096054077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671051025391" calcext:value-type="float">
            <text:p>0,045267105102539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6823406219482" calcext:value-type="float">
            <text:p>0,089682340621948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750617980957" calcext:value-type="float">
            <text:p>0,04575061798095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8916721343994" calcext:value-type="float">
            <text:p>0,0898916721343994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6879138946533" calcext:value-type="float">
            <text:p>0,045687913894653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2794132232666" calcext:value-type="float">
            <text:p>0,089279413223266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349517822266" calcext:value-type="float">
            <text:p>0,045434951782226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823436737061" calcext:value-type="float">
            <text:p>0,088982343673706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5859432220459" calcext:value-type="float">
            <text:p>0,044585943222045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8497104644775" calcext:value-type="float">
            <text:p>0,089849710464477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434020996094" calcext:value-type="float">
            <text:p>0,044643402099609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1904106140137" calcext:value-type="float">
            <text:p>0,090190410614013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468879699707" calcext:value-type="float">
            <text:p>0,04446887969970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6664390563965" calcext:value-type="float">
            <text:p>0,0886664390563965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6039342880249" calcext:value-type="float">
            <text:p>0,046039342880249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158296585083" calcext:value-type="float">
            <text:p>0,08915829658508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6217060089111" calcext:value-type="float">
            <text:p>0,044621706008911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8421745300293" calcext:value-type="float">
            <text:p>0,0918421745300293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5784797668457" calcext:value-type="float">
            <text:p>0,0455784797668457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18889045715332" calcext:value-type="float">
            <text:p>0,0918889045715332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0914840698242" calcext:value-type="float">
            <text:p>0,0470914840698242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4801616668701" calcext:value-type="float">
            <text:p>0,089480161666870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7402000427246" calcext:value-type="float">
            <text:p>0,044740200042724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5270576477051" calcext:value-type="float">
            <text:p>0,0905270576477051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6440448760986" calcext:value-type="float">
            <text:p>0,045644044876098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74557495117188" calcext:value-type="float">
            <text:p>0,0874557495117188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76276874542236" calcext:value-type="float">
            <text:p>0,047627687454223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0289077758789" calcext:value-type="float">
            <text:p>0,088028907775878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1708564758301" calcext:value-type="float">
            <text:p>0,044170856475830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7534618377686" calcext:value-type="float">
            <text:p>0,088753461837768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2179908752441" calcext:value-type="float">
            <text:p>0,0452179908752441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7981395721436" calcext:value-type="float">
            <text:p>0,090798139572143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0236797332764" calcext:value-type="float">
            <text:p>0,0450236797332764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4838104248047" calcext:value-type="float">
            <text:p>0,0884838104248047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4506874084473" calcext:value-type="float">
            <text:p>0,0454506874084473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900382995605469" calcext:value-type="float">
            <text:p>0,0900382995605469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5870304107666" calcext:value-type="float">
            <text:p>0,045870304107666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92043113708496" calcext:value-type="float">
            <text:p>0,0892043113708496</text:p>
          </table:table-cell>
        </table:table-row>
        <table:table-row table:style-name="ro1">
          <table:table-cell office:value-type="string" calcext:value-type="string">
            <text:p>API 1</text:p>
          </table:table-cell>
          <table:table-cell office:value-type="float" office:value="0.044952392578125" calcext:value-type="float">
            <text:p>0,044952392578125</text:p>
          </table:table-cell>
          <table:table-cell/>
          <table:table-cell office:value-type="string" calcext:value-type="string">
            <text:p>API 2</text:p>
          </table:table-cell>
          <table:table-cell office:value-type="float" office:value="0.0889425277709961" calcext:value-type="float">
            <text:p>0,0889425277709961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SUM([.B2:.B101])/100" office:value-type="float" office:value="0.0455075836181641" calcext:value-type="float">
            <text:p>0,0455075836181641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SUM([.E2:.E101])/100" office:value-type="float" office:value="0.089566023349762" calcext:value-type="float">
            <text:p>0,089566023349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0T06:58:47.290002681</dc:date>
    <meta:editing-duration>PT3M20S</meta:editing-duration>
    <meta:editing-cycles>3</meta:editing-cycles>
    <meta:generator>LibreOffice/24.8.4.2$Linux_X86_64 LibreOffice_project/480$Build-2</meta:generator>
    <meta:document-statistic meta:table-count="1" meta:cell-count="408" meta:object-count="0"/>
  </office:meta>
</office:document-meta>
</file>